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5e5c2" officeooo:paragraph-rsid="0015e5c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cef1" officeooo:paragraph-rsid="0017cef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1de3" officeooo:paragraph-rsid="00191de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7cef1" officeooo:paragraph-rsid="0017cef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91de3" officeooo:paragraph-rsid="00191de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1de3" officeooo:paragraph-rsid="00195bc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91de3" officeooo:paragraph-rsid="001b0d9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0d9f" officeooo:paragraph-rsid="001b0d9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e2c0" officeooo:paragraph-rsid="001ce2c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7cef1"/>
    </style:style>
    <style:style style:name="P11" style:family="paragraph" style:parent-style-name="Standard">
      <style:paragraph-properties fo:text-align="justify" style:justify-single-word="false"/>
      <style:text-properties officeooo:rsid="0017cef1" officeooo:paragraph-rsid="0017cef1"/>
    </style:style>
    <style:style style:name="P12" style:family="paragraph" style:parent-style-name="Standard">
      <style:paragraph-properties fo:text-align="center" style:justify-single-word="false"/>
      <style:text-properties fo:font-size="14pt" officeooo:rsid="0015e5c2" officeooo:paragraph-rsid="0015e5c2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fde4" officeooo:paragraph-rsid="001dfde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e2733" officeooo:paragraph-rsid="001e273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20bcb6" officeooo:paragraph-rsid="0020bcb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20bcb6" officeooo:paragraph-rsid="0021516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22d87d" officeooo:paragraph-rsid="0022d87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1e2733" officeooo:paragraph-rsid="001e273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20bcb6" officeooo:paragraph-rsid="0020bcb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20bcb6" officeooo:paragraph-rsid="0022db07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22d87d" officeooo:paragraph-rsid="0022d87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text-underline-style="none" fo:font-weight="bold" officeooo:rsid="0020bcb6" officeooo:paragraph-rsid="0020bcb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7cef1" officeooo:paragraph-rsid="0017cef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b0d9f" officeooo:paragraph-rsid="001b0d9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rsid="0020bcb6" officeooo:paragraph-rsid="0021516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20bcb6" officeooo:paragraph-rsid="0022db07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238a33" officeooo:paragraph-rsid="00238a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bc9" style:font-weight-asian="bold" style:font-weight-complex="bold"/>
    </style:style>
    <style:style style:name="T3" style:family="text">
      <style:text-properties officeooo:rsid="0017cef1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font-weight="normal" officeooo:rsid="0017cef1" style:font-weight-asian="normal" style:font-weight-complex="normal"/>
    </style:style>
    <style:style style:name="T6" style:family="text">
      <style:text-properties fo:color="#000000" style:font-name="Monospace" fo:font-size="10pt" officeooo:rsid="0017cef1" style:font-size-asian="10pt"/>
    </style:style>
    <style:style style:name="T7" style:family="text">
      <style:text-properties officeooo:rsid="00191de3"/>
    </style:style>
    <style:style style:name="T8" style:family="text">
      <style:text-properties officeooo:rsid="00195bc9"/>
    </style:style>
    <style:style style:name="T9" style:family="text">
      <style:text-properties officeooo:rsid="001eec74"/>
    </style:style>
    <style:style style:name="T10" style:family="text">
      <style:text-properties officeooo:rsid="0020bcb6"/>
    </style:style>
    <style:style style:name="T11" style:family="text">
      <style:text-properties officeooo:rsid="0022db07"/>
    </style:style>
    <style:style style:name="T12" style:family="text">
      <style:text-properties officeooo:rsid="00235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ssignment 1- Map Reduce Programming</text:span> </text:p>
      <text:p text:style-name="P1">1. Data Generator <text:span text:style-name="T3">Class</text:span></text:p>
      <text:p text:style-name="P10"><text:span text:style-name="T5">The data generator class uses PrintWriter class to generate random data about userID, brandID and timestamp. The file is being stored <text:s/>at </text:span><text:span text:style-name="T4">/home/shrivia/eclipse/ </text:span><text:span text:style-name="T6">location with </text:span><text:span text:style-name="T4">RandomData.txt</text:span></text:p>
      <text:p text:style-name="P4">name. Every time the Driver class calls the data generator method it creates and replaces the file with new random data.</text:p>
      <text:p text:style-name="P11"/>
      <text:p text:style-name="P2">2. Driver Class</text:p>
      <text:p text:style-name="P4">The driver class is named as DriverClass and it has information regarding all the Mapper , Partitioner and Reducer classes. The driver class creates a <text:span text:style-name="T1">JobConf(Job Configuration)</text:span> object and using this object, Hadoop will run the jobs using Mapper, Partitioner and Reducer classes. <text:span text:style-name="T7">Input file path, output file path and map key and value output classes are also specified in the Driver Class.</text:span></text:p>
      <text:p text:style-name="P4"/>
      <text:p text:style-name="P4">In this assignment I have defined two <text:span text:style-name="T1">JobConf(Job Configuration) </text:span>since the task is completed in two Map-Reduce jobs.</text:p>
      <text:p text:style-name="P4"/>
      <text:p text:style-name="P3">3. Mapper and Reducer Classes</text:p>
      <text:p text:style-name="P5">The first Mapper Class takes RandomData.txt as input file and the offset of each line is considered as a key and the line itself is considered as the value. The mapper then operates on the line and splits the line into userID and combination of brand and time-stamp values. This combination of userID and the combination of brand and time-stamp values is then collected by the output collector of Mapper 1 which will be passed to the first Reducer.</text:p>
      <text:p text:style-name="P5"/>
      <text:p text:style-name="P6">The task of first reducer is to sort the brand values on basis of time-stamp for each userID. The collector of this Reducer uses the userID as key and sorted brands as values. <text:span text:style-name="T8">This Reducer will create an intermediary output which will be the input for second mapper.</text:span></text:p>
      <text:p text:style-name="P6"/>
      <text:p text:style-name="P7"><text:span text:style-name="T8">The task of second Mapper is to pair the brands for each userID and collect the output using brand pairs as key and </text:span><text:span text:style-name="T2">new LongWritable(1)</text:span><text:span text:style-name="T8"> as value. This collector serves as an input for the Partitioner class.</text:span></text:p>
      <text:p text:style-name="P7"/>
      <text:p text:style-name="P8">The Partitioner class creates three partitions based on brand values.</text:p>
      <text:p text:style-name="P7"/>
      <text:p text:style-name="P8"><text:span text:style-name="T1">I partition:</text:span> If brand value pair is between brand1-brand3</text:p>
      <text:p text:style-name="P8"><text:span text:style-name="T1">II partition:</text:span> If brand value pair is between brand3-brand5 <text:span text:style-name="T1">(brand3 inclusive)</text:span></text:p>
      <text:p text:style-name="P8"><text:span text:style-name="T1">III partition:</text:span> If brand value pair is greater than brand5 <text:span text:style-name="T1">(brand5 inclusive)</text:span></text:p>
      <text:p text:style-name="P8"/>
      <text:p text:style-name="P9">Finally, the partitioner class sends all the partitions to second Reducer.</text:p>
      <text:p text:style-name="P9"/>
      <text:p text:style-name="P9">The task of second Reducer is to count the brand pair. This Reducer creates a final output file with brand pairs and their corresponding count.</text:p>
      <text:p text:style-name="P9"/>
      <text:p text:style-name="P13">Steps that I used to run the assignement:</text:p>
      <text:p text:style-name="P18">Step I</text:p>
      <text:p text:style-name="P15">Start Hadoop</text:p>
      <text:p text:style-name="P22">./bin/start-all.sh</text:p>
      <text:p text:style-name="P14"/>
      <text:p text:style-name="P19">Step II</text:p>
      <text:p text:style-name="P14">Import the input file into hadoop internal direct<text:span text:style-name="T9">o</text:span>ry. <text:span text:style-name="T10">Command to do that:</text:span></text:p>
      <text:p text:style-name="P19">./bin/hadoop fs -copyFromLocal /home/shrivia/eclipse/RandomData.txt /user/shrivia/input </text:p>
      <text:p text:style-name="P19"><text:soft-page-break/>Step III</text:p>
      <text:p text:style-name="P16">Export the jar file and run it.</text:p>
      <text:p text:style-name="P25"><text:s/>./bin/hadoop jar /home/shrivia/eclipse/assignment1.jar com.mapper.DriverClass </text:p>
      <text:p text:style-name="P19"/>
      <text:p text:style-name="P21">Step IV</text:p>
      <text:p text:style-name="P17">View the output files and copy it from the internal dfs directory.</text:p>
      <text:p text:style-name="P20">./bin/hadoop fs -copy<text:span text:style-name="T11">To</text:span>Local <text:s/>/user/shrivia/<text:span text:style-name="T12">Output.txt</text:span> /home/shrivia/eclipse/<text:span text:style-name="T11">Output</text:span></text:p>
      <text:p text:style-name="P20"/>
      <text:p text:style-name="P27">The Program considers brand1,brand3 and brand3,brand1 as different combinations as it can mean that brand1 is often purchased with brand3 but vice versa might not be tru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20:12:39.092826734</meta:creation-date>
    <dc:date>2014-09-18T15:41:34.426914358</dc:date>
    <meta:editing-duration>PT20M17S</meta:editing-duration>
    <meta:editing-cycles>14</meta:editing-cycles>
    <meta:generator>LibreOffice/4.2.6.3$Linux_X86_64 LibreOffice_project/420m0$Build-3</meta:generator>
    <meta:document-statistic meta:table-count="0" meta:image-count="0" meta:object-count="0" meta:page-count="2" meta:paragraph-count="31" meta:word-count="478" meta:character-count="3026" meta:non-whitespace-character-count="2572"/>
  </office:meta>
</office:document-meta>
</file>